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Heading">
      <style:text-properties style:font-name="Liberation Sans" fo:font-size="16pt" style:font-size-asian="14pt" style:font-size-complex="16pt"/>
    </style:style>
    <style:style style:name="P11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2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0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11">Item</text:p>
          </table:table-cell>
          <table:table-cell table:style-name="Style.A1" office:value-type="string">
            <text:p text:style-name="P11">Notes</text:p>
          </table:table-cell>
          <table:table-cell table:style-name="Style.A1" office:value-type="string">
            <text:p text:style-name="P11">Points Possible</text:p>
          </table:table-cell>
          <table:table-cell table:style-name="Style.D1" office:value-type="string">
            <text:p text:style-name="P11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No changes to code other than cout text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8">5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>Test Cases: 40 points</text:p>
      <text:p text:style-name="P3"/>
      <table:table table:name="TestCases" table:style-name="TestCases">
        <table:table-column table:style-name="TestCases.A" table:number-columns-repeated="4"/>
        <table:table-row>
          <table:table-cell table:style-name="TestCases.A1" office:value-type="string">
            <text:p text:style-name="P12">Input</text:p>
          </table:table-cell>
          <table:table-cell table:style-name="TestCases.A1" office:value-type="string">
            <text:p text:style-name="P12">Expected Output</text:p>
          </table:table-cell>
          <table:table-cell table:style-name="TestCases.A1" office:value-type="string">
            <text:p text:style-name="P11">Points Possible</text:p>
          </table:table-cell>
          <table:table-cell table:style-name="TestCases.D1" office:value-type="string">
            <text:p text:style-name="P11">Points Earned</text:p>
          </table:table-cell>
        </table:table-row>
        <table:table-row>
          <table:table-cell table:style-name="TestCases.A2" office:value-type="string">
            <text:p text:style-name="P7">None</text:p>
          </table:table-cell>
          <table:table-cell table:style-name="TestCases.A2" office:value-type="string">
            <text:p text:style-name="P7">Personal answers to 5 questions.</text:p>
          </table:table-cell>
          <table:table-cell table:style-name="TestCases.A2" office:value-type="string">
            <text:p text:style-name="P8">4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8-25T10:53:11.419648555</dc:date>
    <meta:editing-duration>PT11M57S</meta:editing-duration>
    <meta:editing-cycles>3</meta:editing-cycles>
    <meta:generator>LibreOffice/6.4.5.2$Linux_X86_64 LibreOffice_project/40$Build-2</meta:generator>
    <meta:document-statistic meta:table-count="2" meta:image-count="0" meta:object-count="0" meta:page-count="1" meta:paragraph-count="26" meta:word-count="58" meta:character-count="300" meta:non-whitespace-character-count="268"/>
  </office:meta>
</office:document-meta>
</file>